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Utils.readStaticField( Field field , boolean forceA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Utils.readStaticField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writeDeclaredStaticField( Class cls , String fieldName , Object value , boolean forceAc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Utils.writeField( Field field , Object target , Object value , boolean forceAc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Utils.readStaticField( Class cls , String fieldName , boolean forceAc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Utils.getDeclaredField( Class cls , String fieldName , boolean forceAcce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eldUtils.readDeclaredStaticField( Class cls , String fieldName , boolean forceAc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Utils.writeField( Object target , String field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readDeclaredField( Object target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readField( Object target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readDeclaredField( Object target , String fieldName , boolean forceA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Utils.Field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getField( Class cls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Utils.writeDeclaredField( Object target , String fieldName , Object value , boolean forceA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Utils.writeField( Field field , Object targe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writeStaticField( Class cls , String field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readStaticField( Class cls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writeStaticField( Field field , Object value , boolean forceA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Utils.getField( final Class cls , String fieldName , boolean forceAcces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ieldUtils.writeDeclaredField( Object target , String field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readField( Object target , String fieldName , boolean forceA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Utils.getDeclaredField( Class cls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readField( Field field , Object target , boolean forceAc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Utils.writeStaticField( Class cls , String fieldName , Object value , boolean forceAc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Utils.writeDeclaredStaticField( Class cls , String field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readDeclaredStaticField( Class cls ,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writeStaticField( Field fiel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Utils.writeField( Object target , String fieldName , Object value , boolean forceA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Utils.readField( Field field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